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block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siz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4</text:p>
          </table:table-cell>
          <table:table-cell table:style-name="ce4" office:value-type="string" calcext:value-type="string">
            <text:p>C2DSTA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destination address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length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start</text:p>
          </table:table-cell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STA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start link table address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BAA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base address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WL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address bit width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1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LA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link address shift control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rt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BREQ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BREQ# signal mask control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BAVLW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AVL# signal wait count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DPYRC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MA (TA/Root Bus) priority count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4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MAX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CH2-DMA maximum burst length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FRE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A FIFO remaining amount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LMMODE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a TA texture memory bus select 0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LMMODE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ia TA texture memory bus select 1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F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FO status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FR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ese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9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BREV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tem bus revision number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0a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BSPL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H4 Root Bus split enabl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status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EX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ernal interrupt status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T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rror interrupt statu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normal interrupt mask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external interrupt mask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2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2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normal interrupt mask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external interrupt mask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4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4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normal interrupt mask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external interrupt mask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ML6ER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vel 6 error interrupt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PVR-DMA startup mask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interrupt PVR-DMA startup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TNRM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Normal interrupt G2-DMA startup mask</text:p>
          </table:table-cell>
        </table:table-row>
        <table:table-row table:style-name="ro1">
          <table:table-cell office:value-type="string" calcext:value-type="string">
            <text:p>SYSTEMBUS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TEX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ernal interrupt G2-DMA startup mask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command table addres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trigger select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enable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YS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 system control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status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SHTC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ple-DMA hard trigger clear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ple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M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aple MSP sel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TX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TXD address counter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RXDA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RXD address counter</text:p>
          </table:table-cell>
        </table:table-row>
        <table:table-row table:style-name="ro1">
          <table:table-cell office:value-type="string" calcext:value-type="string">
            <text:p>MAPLE_I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MRXDB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aple RXD address bas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start address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length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direct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enable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D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R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OM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R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ystem ROM write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F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sh ROM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F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lash ROM write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 PIO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 PIO write access tim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GDR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read access timing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GDW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write access tim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SYS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ystem mode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1CRDY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1IORDY signal control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D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UNLOCK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(undocumented unlock register)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D-DMA address count (on Root Bus)</text:p>
          </table:table-cell>
        </table:table-row>
        <table:table-row table:style-name="ro1">
          <table:table-cell office:value-type="string" calcext:value-type="string">
            <text:p>G1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D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G2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CIA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1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Ext2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G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ystem memory start address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length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direction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trigger selec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enable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tar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US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v:G2-DMA suspend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I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2 bus version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DS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2/DS timeou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TR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G2/TR timeou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MDMTO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em unit wait timeout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MDMW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em unit wait ti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G2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2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address counter (on AICA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A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ICA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address counter (on Ext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1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1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address counter (on Ext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E2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xt-DMA2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G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address counter (on Dev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address counter (on root bus)</text:p>
          </table:table-cell>
        </table:table-row>
        <table:table-row table:style-name="ro1">
          <table:table-cell office:value-type="string" calcext:value-type="string">
            <text:p>G2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-DMA transfer counter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P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tart address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ystem memory start address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L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length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DIR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direction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TSEL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trigger select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EN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enable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VR-DMA star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APRO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VR-DMA address ran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P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address counter (on Ext)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STAR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address counter (on root bus)</text:p>
          </table:table-cell>
        </table:table-row>
        <table:table-row table:style-name="ro1">
          <table:table-cell office:value-type="string" calcext:value-type="string">
            <text:p>PVR_IF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DLEN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VR-DMA transfer counter</text:p>
          </table:table-cell>
        </table:table-row>
        <table:table-row table:style-name="ro1" table:number-rows-repeated="104841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Liberation Sans1" style:font-family-asian="'Liberation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 style:data-style-name="N2" text:time-value="02:45:48.3229045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2:45:36.188816533</meta:creation-date>
    <meta:generator>LibreOffice/24.2.6.2$Linux_X86_64 LibreOffice_project/420$Build-2</meta:generator>
    <dc:date>2024-12-28T02:56:58.542239000</dc:date>
    <meta:editing-duration>PT2H31M23S</meta:editing-duration>
    <meta:editing-cycles>5</meta:editing-cycles>
    <meta:document-statistic meta:table-count="1" meta:cell-count="768" meta:object-count="0"/>
  </office:meta>
</office:document-meta>
</file>